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7b6" officeooo:paragraph-rsid="00087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Übersicht und Links zu den Videos</text:p>
      <text:p text:style-name="P1"/>
      <text:p text:style-name="P1"/>
      <text:p text:style-name="P1">Meine Fragen und Reinhards Antworten zu dem <text:a xlink:type="simple" xlink:href="https://informations-energetik.de/fachartikel/die-funktions-weise-der-magnetfeld-energie-gewinnungs-geraete" text:style-name="Internet_20_link" text:visited-style-name="Visited_20_Internet_20_Link">grundlegenden Text</text:a> über den Quadrupol-Schwinger <text:a xlink:type="simple" xlink:href="https://www.youtube.com/watch?v=vkN6YAbr0E4" text:style-name="Internet_20_link" text:visited-style-name="Visited_20_Internet_20_Link">hier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5:25:38.193000000</meta:creation-date>
    <dc:date>2024-06-17T15:31:34.931000000</dc:date>
    <meta:editing-duration>PT5M56S</meta:editing-duration>
    <meta:editing-cycles>1</meta:editing-cycles>
    <meta:document-statistic meta:table-count="0" meta:image-count="0" meta:object-count="0" meta:page-count="1" meta:paragraph-count="2" meta:word-count="19" meta:character-count="129" meta:non-whitespace-character-count="112"/>
    <meta:generator>LibreOffice/7.5.3.2$Windows_X86_64 LibreOffice_project/9f56dff12ba03b9acd7730a5a481eea045e468f3</meta:generator>
  </office:meta>
</office:document-meta>
</file>